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yncResultTests.asyncResultWithCallbackAn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syncResultTests.onFailure(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ResultTests.asyncResultWithSeparateCallbacksAn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syncResultTests.asyncResultWithSeparateCallbacksAn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syncResultTests.asyncResultWithCallbackAn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syncResultTests.onSuccess( String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